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5cc" officeooo:paragraph-rsid="0014d5c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4d5cc" officeooo:paragraph-rsid="0014d5c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d5cc" officeooo:paragraph-rsid="0014d5c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0c5b" officeooo:paragraph-rsid="00160c5b" style:font-weight-asian="bold" style:font-weight-complex="bold"/>
    </style:style>
    <style:style style:name="P7" style:family="paragraph" style:parent-style-name="Standard" style:list-style-name="L1">
      <style:text-properties officeooo:paragraph-rsid="0014d5cc"/>
    </style:style>
    <style:style style:name="P8" style:family="paragraph" style:parent-style-name="Standard">
      <style:text-properties officeooo:rsid="00160c5b" officeooo:paragraph-rsid="00160c5b"/>
    </style:style>
    <style:style style:name="P9" style:family="paragraph" style:parent-style-name="Standard">
      <style:text-properties officeooo:rsid="00160c5b" officeooo:paragraph-rsid="00163d5b"/>
    </style:style>
    <style:style style:name="P10" style:family="paragraph" style:parent-style-name="Standard" style:list-style-name="L2">
      <style:text-properties officeooo:paragraph-rsid="00163d5b"/>
    </style:style>
    <style:style style:name="P11" style:family="paragraph" style:parent-style-name="Standard" style:list-style-name="L3">
      <style:text-properties officeooo:paragraph-rsid="00163d5b"/>
    </style:style>
    <style:style style:name="T1" style:family="text">
      <style:text-properties officeooo:rsid="0014d5cc"/>
    </style:style>
    <style:style style:name="T2" style:family="text">
      <style:text-properties officeooo:rsid="00160c5b"/>
    </style:style>
    <style:style style:name="T3" style:family="text">
      <style:text-properties officeooo:rsid="00163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ICH KAMDOUM DEAMENI <text:span text:style-name="T1">=&gt;</text:span>Mat-Nr: 506520</text:p>
      <text:p text:style-name="P3">NDAME EKOBE HUGUE BENJAMIN =&gt; Mat-Nr: 495921</text:p>
      <text:p text:style-name="Standard"/>
      <text:p text:style-name="P4">Uebungsblatt 4:</text:p>
      <text:p text:style-name="Standard"/>
      <text:p text:style-name="P2">Übung 4: Constness</text:p>
      <text:list xml:id="list3890173507" text:style-name="L1">
        <text:list-item>
          <text:p text:style-name="P7">p = &amp;i; =&gt; ist nicht zulässig, da p ein leser Pointer ist. Durch den Bedehl "const" wird es verboten, die Adresse die in dem Pointer "p" gespeichert zu ändern.</text:p>
        </text:list-item>
        <text:list-item>
          <text:p text:style-name="P7">bar(l); =&gt; ist nicht zulässig, da die Funktion "int bar(int &amp;)" wartet auf eine Variable mit dem Typ "int &amp;", aber "l" has den Typ "const int". Also "l" ist als konstant Referenz definiert. Der Wert auf den die Referenz verweist kann dann (mit Hilfe der Referenz) nicht geändert werden.</text:p>
        </text:list-item>
      </text:list>
      <text:p text:style-name="Standard"/>
      <text:p text:style-name="P2">Übung 3: Knobelaufgabe</text:p>
      <text:p text:style-name="Standard">The reason the conversion from "int** → const int**" is dangerous is that it would let silently and accidentally modify a "const int" object without a cast. The correct answer should be simply change "const int** to const int* const*".</text:p>
      <text:p text:style-name="Standard"/>
      <text:p text:style-name="P2">Übung 1 Verkettete Liste (min/max)</text:p>
      <text:p text:style-name="P5">List.h</text:p>
      <text:p text:style-name="P1">#ifndef LIST_H</text:p>
      <text:p text:style-name="P1">#define LIST_H</text:p>
      <text:p text:style-name="P1"/>
      <text:p text:style-name="P1">#include "Node.h"</text:p>
      <text:p text:style-name="P1"/>
      <text:p text:style-name="P1">class List</text:p>
      <text:p text:style-name="P1">{</text:p>
      <text:p text:style-name="P1">public:</text:p>
      <text:p text:style-name="P1"><text:s text:c="4"/>List(); <text:s text:c="25"/></text:p>
      <text:p text:style-name="P1"><text:s text:c="4"/>~List(); <text:s text:c="24"/></text:p>
      <text:p text:style-name="P1"><text:s text:c="4"/>Node *first() const; <text:s text:c="12"/></text:p>
      <text:p text:style-name="P1"><text:s text:c="4"/>Node *next(const Node *n) const; </text:p>
      <text:p text:style-name="P1"><text:s text:c="4"/>void append(int i); <text:s text:c="13"/></text:p>
      <text:p text:style-name="P1"><text:s text:c="4"/>void insert(Node *n, int i); <text:s text:c="4"/></text:p>
      <text:p text:style-name="P1"><text:s text:c="4"/>void erase(Node *n); <text:s text:c="12"/></text:p>
      <text:p text:style-name="P1"/>
      <text:p text:style-name="P1"><text:s text:c="4"/>const Node *findMin() const; </text:p>
      <text:p text:style-name="P1"><text:s text:c="4"/>const Node *findMax() const; </text:p>
      <text:p text:style-name="P1"><text:s text:c="4"/>void testListMinMax();</text:p>
      <text:p text:style-name="P1"/>
      <text:p text:style-name="P1">private:</text:p>
      <text:p text:style-name="P1"><text:s text:c="4"/>Node *_first; // saves the first node of the list</text:p>
      <text:p text:style-name="P1"><text:s text:c="4"/>Node *_last; <text:s/>// save the current node, in order to avoid iterating throug the list all time</text:p>
      <text:p text:style-name="P1"/>
      <text:p text:style-name="P1"><text:s text:c="4"/>//cache</text:p>
      <text:p text:style-name="P1"><text:s text:c="4"/>mutable Node *cachedMin; // saves the current minimum</text:p>
      <text:p text:style-name="P1"><text:s text:c="4"/>mutable Node *cachedMax; // saves the current maximum</text:p>
      <text:p text:style-name="P1">};</text:p>
      <text:p text:style-name="P1"/>
      <text:p text:style-name="P1">#endif // LIST_H</text:p>
      <text:p text:style-name="P1"/>
      <text:p text:style-name="P5">List.cpp</text:p>
      <text:p text:style-name="P1"><text:soft-page-break/>#include "List.h"</text:p>
      <text:p text:style-name="P1">#include "iostream"</text:p>
      <text:p text:style-name="P1"/>
      <text:p text:style-name="P1">List::List() </text:p>
      <text:p text:style-name="P1">{</text:p>
      <text:p text:style-name="P1"><text:s text:c="4"/>this-&gt;_first = 0;</text:p>
      <text:p text:style-name="P1"><text:s text:c="4"/>this-&gt;_last = 0;</text:p>
      <text:p text:style-name="P1"><text:s text:c="4"/>this-&gt;cachedMax = 0;</text:p>
      <text:p text:style-name="P1"><text:s text:c="4"/>this-&gt;cachedMin = 0;</text:p>
      <text:p text:style-name="P1">}</text:p>
      <text:p text:style-name="P1"/>
      <text:p text:style-name="P1">List::~List() </text:p>
      <text:p text:style-name="P1">{</text:p>
      <text:p text:style-name="P1"><text:s text:c="4"/>while (_first) </text:p>
      <text:p text:style-name="P1"><text:s text:c="4"/>{</text:p>
      <text:p text:style-name="P1"><text:s text:c="8"/>Node *tmp = _first-&gt;next;</text:p>
      <text:p text:style-name="P1"><text:s text:c="8"/>delete _first;</text:p>
      <text:p text:style-name="P1"><text:s text:c="8"/>this-&gt;_first = tmp;</text:p>
      <text:p text:style-name="P1"><text:s text:c="4"/>}</text:p>
      <text:p text:style-name="P1"><text:s text:c="4"/>// <text:s text:c="3"/>delete _last; // no use because of the code above, might throw a segmentation fault error, right?</text:p>
      <text:p text:style-name="P1"><text:s text:c="4"/>delete cachedMax;</text:p>
      <text:p text:style-name="P1"><text:s text:c="4"/>delete cachedMin;</text:p>
      <text:p text:style-name="P1"><text:s text:c="4"/>this-&gt;_first = 0;</text:p>
      <text:p text:style-name="P1"><text:s text:c="4"/>this-&gt;_last = 0;</text:p>
      <text:p text:style-name="P1"><text:s text:c="4"/>this-&gt;cachedMax = 0;</text:p>
      <text:p text:style-name="P1"><text:s text:c="4"/>this-&gt;cachedMin = 0;</text:p>
      <text:p text:style-name="P1">}</text:p>
      <text:p text:style-name="P1"/>
      <text:p text:style-name="P1">Node *List::first() const </text:p>
      <text:p text:style-name="P1">{</text:p>
      <text:p text:style-name="P1"><text:s text:c="4"/>return this-&gt;_first;</text:p>
      <text:p text:style-name="P1">}</text:p>
      <text:p text:style-name="P1"/>
      <text:p text:style-name="P1">Node *List::next(const Node *n) const </text:p>
      <text:p text:style-name="P1">{</text:p>
      <text:p text:style-name="P1"><text:s text:c="4"/>return n-&gt;next;</text:p>
      <text:p text:style-name="P1">}</text:p>
      <text:p text:style-name="P1"/>
      <text:p text:style-name="P1">void List::append(int i) </text:p>
      <text:p text:style-name="P1">{</text:p>
      <text:p text:style-name="P1"><text:s text:c="4"/>Node *n = new Node(i);</text:p>
      <text:p text:style-name="P1"><text:s text:c="4"/>if (!this-&gt;_first) // first insert into the list</text:p>
      <text:p text:style-name="P1"><text:s text:c="4"/>{</text:p>
      <text:p text:style-name="P1"><text:s text:c="8"/>this-&gt;_first = n;</text:p>
      <text:p text:style-name="P1"><text:s text:c="8"/>this-&gt;_last = n;</text:p>
      <text:p text:style-name="P1"><text:s text:c="4"/>}</text:p>
      <text:p text:style-name="P1"><text:s text:c="4"/>else if (this-&gt;_first &amp;&amp; !this-&gt;_first-&gt;next) // second insert into the list</text:p>
      <text:p text:style-name="P1"><text:s text:c="4"/>{</text:p>
      <text:p text:style-name="P1"><text:s text:c="8"/>this-&gt;_last = n;</text:p>
      <text:p text:style-name="P1"><text:s text:c="8"/>this-&gt;_first-&gt;next = this-&gt;_last;</text:p>
      <text:p text:style-name="P1"><text:s text:c="4"/>}</text:p>
      <text:p text:style-name="P1"><text:soft-page-break/><text:s text:c="4"/>else // other inserts into the list</text:p>
      <text:p text:style-name="P1"><text:s text:c="4"/>{</text:p>
      <text:p text:style-name="P1"><text:s text:c="8"/>this-&gt;_last-&gt;next = n;</text:p>
      <text:p text:style-name="P1"><text:s text:c="8"/>this-&gt;_last = n;</text:p>
      <text:p text:style-name="P1"><text:s text:c="4"/>}</text:p>
      <text:p text:style-name="P1"/>
      <text:p text:style-name="P1"><text:s text:c="4"/>// refresh the cache</text:p>
      <text:p text:style-name="P1"><text:s text:c="4"/>if (this-&gt;cachedMax &amp;&amp; this-&gt;cachedMax-&gt;value &lt; n-&gt;value)</text:p>
      <text:p text:style-name="P1"><text:s text:c="4"/>{</text:p>
      <text:p text:style-name="P1"><text:s text:c="8"/>this-&gt;cachedMax = n;</text:p>
      <text:p text:style-name="P1"><text:s text:c="4"/>}</text:p>
      <text:p text:style-name="P1"><text:s text:c="4"/>if (this-&gt;cachedMin &amp;&amp; this-&gt;cachedMin-&gt;value &gt; n-&gt;value)</text:p>
      <text:p text:style-name="P1"><text:s text:c="4"/>{</text:p>
      <text:p text:style-name="P1"><text:s text:c="8"/>this-&gt;cachedMin = n;</text:p>
      <text:p text:style-name="P1"><text:s text:c="4"/>}</text:p>
      <text:p text:style-name="P1">}</text:p>
      <text:p text:style-name="P1"/>
      <text:p text:style-name="P1">void List::insert(Node *n, int i)</text:p>
      <text:p text:style-name="P1">{</text:p>
      <text:p text:style-name="P1"><text:s text:c="4"/>Node *current = new Node(i);</text:p>
      <text:p text:style-name="P1"><text:s text:c="4"/>if (n == this-&gt;_first)</text:p>
      <text:p text:style-name="P1"><text:s text:c="4"/>{</text:p>
      <text:p text:style-name="P1"><text:s text:c="8"/>current-&gt;next = this-&gt;_first;</text:p>
      <text:p text:style-name="P1"><text:s text:c="8"/>this-&gt;_first = current;</text:p>
      <text:p text:style-name="P1"><text:s text:c="8"/>return;</text:p>
      <text:p text:style-name="P1"><text:s text:c="4"/>}</text:p>
      <text:p text:style-name="P1"><text:s text:c="4"/>else</text:p>
      <text:p text:style-name="P1"><text:s text:c="4"/>{</text:p>
      <text:p text:style-name="P1"><text:s text:c="8"/>Node *tmp = this-&gt;_first;</text:p>
      <text:p text:style-name="P1"><text:s text:c="8"/>Node *previous = new Node();</text:p>
      <text:p text:style-name="P1"><text:s text:c="8"/>while (tmp != n)</text:p>
      <text:p text:style-name="P1"><text:s text:c="8"/>{</text:p>
      <text:p text:style-name="P1"><text:s text:c="12"/>previous = tmp;</text:p>
      <text:p text:style-name="P1"><text:s text:c="12"/>tmp = tmp-&gt;next;</text:p>
      <text:p text:style-name="P1"><text:s text:c="8"/>}</text:p>
      <text:p text:style-name="P1"><text:s text:c="8"/>previous-&gt;next = current;</text:p>
      <text:p text:style-name="P1"><text:s text:c="8"/>current-&gt;next = tmp;</text:p>
      <text:p text:style-name="P1"><text:s text:c="4"/>}</text:p>
      <text:p text:style-name="P1"/>
      <text:p text:style-name="P1"><text:s text:c="4"/>// refresh the cache</text:p>
      <text:p text:style-name="P1"><text:s text:c="4"/>if (this-&gt;cachedMax &amp;&amp; this-&gt;cachedMax-&gt;value &lt; current-&gt;value)</text:p>
      <text:p text:style-name="P1"><text:s text:c="4"/>{</text:p>
      <text:p text:style-name="P1"><text:s text:c="8"/>this-&gt;cachedMax = current;</text:p>
      <text:p text:style-name="P1"><text:s text:c="4"/>}</text:p>
      <text:p text:style-name="P1"><text:s text:c="4"/>if (this-&gt;cachedMin &amp;&amp; this-&gt;cachedMin-&gt;value &gt; current-&gt;value)</text:p>
      <text:p text:style-name="P1"><text:s text:c="4"/>{</text:p>
      <text:p text:style-name="P1"><text:s text:c="8"/>this-&gt;cachedMin = current;</text:p>
      <text:p text:style-name="P1"><text:s text:c="4"/>}</text:p>
      <text:p text:style-name="P1">}</text:p>
      <text:p text:style-name="P1"/>
      <text:p text:style-name="P1">void List::erase(Node *n) </text:p>
      <text:p text:style-name="P1">{</text:p>
      <text:p text:style-name="P1"><text:soft-page-break/><text:s text:c="4"/>// reset the cache according to the following conditions</text:p>
      <text:p text:style-name="P1"><text:s text:c="4"/>if (this-&gt;cachedMin &amp;&amp; n-&gt;value &lt;= this-&gt;cachedMin-&gt;value)</text:p>
      <text:p text:style-name="P1"><text:s text:c="4"/>{</text:p>
      <text:p text:style-name="P1"><text:s text:c="8"/>this-&gt;cachedMin = 0;</text:p>
      <text:p text:style-name="P1"><text:s text:c="4"/>}</text:p>
      <text:p text:style-name="P1"><text:s text:c="4"/>if (this-&gt;cachedMax &amp;&amp; n-&gt;value &gt;= this-&gt;cachedMax-&gt;value)</text:p>
      <text:p text:style-name="P1"><text:s text:c="4"/>{</text:p>
      <text:p text:style-name="P1"><text:s text:c="8"/>this-&gt;cachedMax = 0;</text:p>
      <text:p text:style-name="P1"><text:s text:c="4"/>}</text:p>
      <text:p text:style-name="P1"/>
      <text:p text:style-name="P1"><text:s text:c="4"/>if (n == this-&gt;_last) // last element</text:p>
      <text:p text:style-name="P1"><text:s text:c="4"/>{</text:p>
      <text:p text:style-name="P1"><text:s text:c="8"/>delete _last;</text:p>
      <text:p text:style-name="P1"><text:s text:c="8"/>this-&gt;_last = 0;</text:p>
      <text:p text:style-name="P1"><text:s text:c="8"/>return;</text:p>
      <text:p text:style-name="P1"><text:s text:c="4"/>}</text:p>
      <text:p text:style-name="P1"/>
      <text:p text:style-name="P1"><text:s text:c="4"/>if (n == this-&gt;_first) // first element</text:p>
      <text:p text:style-name="P1"><text:s text:c="4"/>{</text:p>
      <text:p text:style-name="P1"><text:s text:c="8"/>this-&gt;_first = this-&gt;_first-&gt;next;</text:p>
      <text:p text:style-name="P1"><text:s text:c="8"/>delete n;</text:p>
      <text:p text:style-name="P1"><text:s text:c="8"/>n = 0;</text:p>
      <text:p text:style-name="P1"><text:s text:c="8"/>return;</text:p>
      <text:p text:style-name="P1"><text:s text:c="4"/>}</text:p>
      <text:p text:style-name="P1"/>
      <text:p text:style-name="P1"><text:s text:c="4"/>// elements inbetween</text:p>
      <text:p text:style-name="P1"><text:s text:c="4"/>Node *tmp = this-&gt;_first;</text:p>
      <text:p text:style-name="P1"><text:s text:c="4"/>Node *previous = new Node();</text:p>
      <text:p text:style-name="P1"><text:s text:c="4"/>while (tmp != n)</text:p>
      <text:p text:style-name="P1"><text:s text:c="4"/>{</text:p>
      <text:p text:style-name="P1"><text:s text:c="8"/>previous = tmp;</text:p>
      <text:p text:style-name="P1"><text:s text:c="8"/>tmp = tmp-&gt;next;</text:p>
      <text:p text:style-name="P1"><text:s text:c="4"/>}</text:p>
      <text:p text:style-name="P1"><text:s text:c="4"/>previous-&gt;next = tmp-&gt;next;</text:p>
      <text:p text:style-name="P1"><text:s text:c="4"/>delete tmp;</text:p>
      <text:p text:style-name="P1"><text:s text:c="4"/>tmp = 0;</text:p>
      <text:p text:style-name="P1">}</text:p>
      <text:p text:style-name="P1"/>
      <text:p text:style-name="P1">const Node *List::findMin() const</text:p>
      <text:p text:style-name="P1">{</text:p>
      <text:p text:style-name="P1"><text:s text:c="4"/>if (this-&gt;cachedMin)</text:p>
      <text:p text:style-name="P1"><text:s text:c="4"/>{</text:p>
      <text:p text:style-name="P1"><text:s text:c="8"/>return this-&gt;cachedMin;</text:p>
      <text:p text:style-name="P1"><text:s text:c="4"/>}</text:p>
      <text:p text:style-name="P1"><text:s text:c="4"/>int min = this-&gt;_first-&gt;value;</text:p>
      <text:p text:style-name="P1"><text:s text:c="4"/>Node *node = this-&gt;_first;</text:p>
      <text:p text:style-name="P1"><text:s text:c="4"/>Node *it = this-&gt;_first;</text:p>
      <text:p text:style-name="P1"><text:s text:c="4"/>while (it)</text:p>
      <text:p text:style-name="P1"><text:s text:c="4"/>{</text:p>
      <text:p text:style-name="P1"><text:s text:c="8"/>int tmp = it-&gt;value;</text:p>
      <text:p text:style-name="P1"><text:s text:c="8"/>if (tmp &lt; min)</text:p>
      <text:p text:style-name="P1"><text:s text:c="8"/>{</text:p>
      <text:p text:style-name="P1"><text:soft-page-break/><text:s text:c="12"/>min = tmp;</text:p>
      <text:p text:style-name="P1"><text:s text:c="12"/>node = it;</text:p>
      <text:p text:style-name="P1"><text:s text:c="8"/>}</text:p>
      <text:p text:style-name="P1"><text:s text:c="8"/>it = it-&gt;next;</text:p>
      <text:p text:style-name="P1"><text:s text:c="4"/>}</text:p>
      <text:p text:style-name="P1"><text:s text:c="4"/>this-&gt;cachedMin = node; // one search an then cached</text:p>
      <text:p text:style-name="P1"><text:s text:c="4"/>return this-&gt;cachedMin;</text:p>
      <text:p text:style-name="P1">}</text:p>
      <text:p text:style-name="P1"/>
      <text:p text:style-name="P1">const Node *List::findMax() const</text:p>
      <text:p text:style-name="P1">{</text:p>
      <text:p text:style-name="P1"><text:s text:c="4"/>if (this-&gt;cachedMax)</text:p>
      <text:p text:style-name="P1"><text:s text:c="4"/>{</text:p>
      <text:p text:style-name="P1"><text:s text:c="8"/>return this-&gt;cachedMax;</text:p>
      <text:p text:style-name="P1"><text:s text:c="4"/>}</text:p>
      <text:p text:style-name="P1"><text:s text:c="4"/>int max = this-&gt;_first-&gt;value;</text:p>
      <text:p text:style-name="P1"><text:s text:c="4"/>Node *node = this-&gt;_first;</text:p>
      <text:p text:style-name="P1"><text:s text:c="4"/>Node *it = this-&gt;_first;</text:p>
      <text:p text:style-name="P1"><text:s text:c="4"/>while (it)</text:p>
      <text:p text:style-name="P1"><text:s text:c="4"/>{</text:p>
      <text:p text:style-name="P1"><text:s text:c="8"/>int tmp = it-&gt;value;</text:p>
      <text:p text:style-name="P1"><text:s text:c="8"/>if (tmp &gt; max)</text:p>
      <text:p text:style-name="P1"><text:s text:c="8"/>{</text:p>
      <text:p text:style-name="P1"><text:s text:c="12"/>max = tmp;</text:p>
      <text:p text:style-name="P1"><text:s text:c="12"/>node = it;</text:p>
      <text:p text:style-name="P1"><text:s text:c="8"/>}</text:p>
      <text:p text:style-name="P1"><text:s text:c="8"/>it = it-&gt;next;</text:p>
      <text:p text:style-name="P1"><text:s text:c="4"/>}</text:p>
      <text:p text:style-name="P1"><text:s text:c="4"/>this-&gt;cachedMax = node; // one search and then cached</text:p>
      <text:p text:style-name="P1"><text:s text:c="4"/>return this-&gt;cachedMax;</text:p>
      <text:p text:style-name="P1">}</text:p>
      <text:p text:style-name="P1"/>
      <text:p text:style-name="P1">void List::testListMinMax()</text:p>
      <text:p text:style-name="P1">{</text:p>
      <text:p text:style-name="P1"><text:s text:c="4"/>std::cout &lt;&lt; '\n'</text:p>
      <text:p text:style-name="P1"><text:s text:c="9"/>&lt;&lt; "Der min in der Liste ist: " &lt;&lt; this-&gt;findMin()-&gt;value;</text:p>
      <text:p text:style-name="P1"><text:s text:c="4"/>std::cout &lt;&lt; '\n'</text:p>
      <text:p text:style-name="P1"><text:s text:c="14"/>&lt;&lt; "Der max in der Liste ist: " &lt;&lt; this-&gt;findMax()-&gt;value;</text:p>
      <text:p text:style-name="P1"><text:s text:c="4"/>std::cout &lt;&lt; std::endl;</text:p>
      <text:p text:style-name="P1">}</text:p>
      <text:p text:style-name="P1"/>
      <text:p text:style-name="P5">Node.h</text:p>
      <text:p text:style-name="P1">#ifndef NODE_H</text:p>
      <text:p text:style-name="P1">#define NODE_H</text:p>
      <text:p text:style-name="P1"/>
      <text:p text:style-name="P1">class Node</text:p>
      <text:p text:style-name="P1">{</text:p>
      <text:p text:style-name="P1">public:</text:p>
      <text:p text:style-name="P1"><text:s text:c="4"/>int value;</text:p>
      <text:p text:style-name="P1"><text:s text:c="4"/>Node();</text:p>
      <text:p text:style-name="P1"><text:s text:c="4"/>Node(int);</text:p>
      <text:p text:style-name="P1"><text:s text:c="4"/>~Node();</text:p>
      <text:p text:style-name="P1"><text:soft-page-break/><text:s text:c="4"/>Node *next;</text:p>
      <text:p text:style-name="P1"><text:s text:c="4"/>friend class List;</text:p>
      <text:p text:style-name="P1">};</text:p>
      <text:p text:style-name="P1"/>
      <text:p text:style-name="P1">#endif // NODE_H</text:p>
      <text:p text:style-name="P1"/>
      <text:p text:style-name="P5">Node.cpp</text:p>
      <text:p text:style-name="Standard">#include "Node.h"</text:p>
      <text:p text:style-name="Standard">#include "iostream"</text:p>
      <text:p text:style-name="Standard"/>
      <text:p text:style-name="Standard">using namespace std;</text:p>
      <text:p text:style-name="Standard"/>
      <text:p text:style-name="Standard">Node::Node()</text:p>
      <text:p text:style-name="Standard">{</text:p>
      <text:p text:style-name="Standard"><text:s text:c="4"/>value = 0;</text:p>
      <text:p text:style-name="Standard"><text:s text:c="4"/>next = nullptr;</text:p>
      <text:p text:style-name="Standard">}</text:p>
      <text:p text:style-name="Standard"/>
      <text:p text:style-name="Standard">Node::Node(int value_)</text:p>
      <text:p text:style-name="Standard">{</text:p>
      <text:p text:style-name="Standard"><text:s text:c="4"/>value = value_;</text:p>
      <text:p text:style-name="Standard"><text:s text:c="4"/>next = nullptr;</text:p>
      <text:p text:style-name="Standard">}</text:p>
      <text:p text:style-name="Standard"/>
      <text:p text:style-name="Standard">Node::~Node()</text:p>
      <text:p text:style-name="Standard">{</text:p>
      <text:p text:style-name="Standard"><text:s text:c="4"/>value = 0;</text:p>
      <text:p text:style-name="Standard"><text:s text:c="4"/>next = nullptr;</text:p>
      <text:p text:style-name="Standard">}</text:p>
      <text:p text:style-name="P1"/>
      <text:p text:style-name="P5">Main.cpp</text:p>
      <text:p text:style-name="Standard">#include &lt;iostream&gt;</text:p>
      <text:p text:style-name="Standard">#include &lt;stdio.h&gt;</text:p>
      <text:p text:style-name="Standard"/>
      <text:p text:style-name="Standard">#include "List.h"</text:p>
      <text:p text:style-name="Standard">#include "Node.h"</text:p>
      <text:p text:style-name="Standard"/>
      <text:p text:style-name="Standard">using namespace std;</text:p>
      <text:p text:style-name="Standard"/>
      <text:p text:style-name="Standard">int main ();</text:p>
      <text:p text:style-name="Standard"/>
      <text:p text:style-name="Standard">int main ()</text:p>
      <text:p text:style-name="Standard">{</text:p>
      <text:p text:style-name="Standard"><text:s text:c="4"/>// cout &lt;&lt; "lol"&lt;&lt;'\n';</text:p>
      <text:p text:style-name="Standard"><text:s text:c="4"/>List list;</text:p>
      <text:p text:style-name="Standard"><text:s text:c="4"/>list.append(2);</text:p>
      <text:p text:style-name="Standard"><text:s text:c="4"/>list.append(3);</text:p>
      <text:p text:style-name="Standard"><text:s text:c="4"/>list.insert(list.first(), 1);</text:p>
      <text:p text:style-name="Standard"><text:s text:c="4"/>for (Node *n = list.first(); n != 0; n = list.next(n))</text:p>
      <text:p text:style-name="Standard"><text:s text:c="8"/>std::cout &lt;&lt; n-&gt;value &lt;&lt; std::endl;</text:p>
      <text:p text:style-name="Standard"><text:s text:c="4"/></text:p>
      <text:p text:style-name="Standard"><text:s text:c="4"/>cout &lt;&lt;'\n'&lt;&lt;"Nach der Kopie"&lt;&lt;'\n';</text:p>
      <text:p text:style-name="Standard"><text:soft-page-break/><text:s text:c="4"/>// Kopie von der Liste</text:p>
      <text:p text:style-name="Standard"><text:s text:c="4"/>List list2 = list;</text:p>
      <text:p text:style-name="Standard"><text:s text:c="4"/>for (Node *n = list2.first(); n != 0; n = list2.next(n))</text:p>
      <text:p text:style-name="Standard"><text:s text:c="8"/>std::cout &lt;&lt; n-&gt;value &lt;&lt; std::endl;</text:p>
      <text:p text:style-name="Standard"/>
      <text:p text:style-name="Standard"><text:s text:c="4"/>//Neue Elemente werden in der Liste hinzugefügt zur Prüfung der Methode testMinMax()</text:p>
      <text:p text:style-name="Standard"><text:s text:c="4"/>cout &lt;&lt;'\n'&lt;&lt;"Prüfung der Methode testMinMax()"&lt;&lt;'\n';</text:p>
      <text:p text:style-name="Standard"><text:s text:c="4"/>list.append(10);</text:p>
      <text:p text:style-name="Standard"><text:s text:c="4"/>list.testListMinMax(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P2">Übung 2:shared_ptr und weak_ptr</text:p>
      <text:p text:style-name="P8"/>
      <text:p text:style-name="P6">Node.h</text:p>
      <text:p text:style-name="Standard">#ifndef NODE_H</text:p>
      <text:p text:style-name="Standard">#define NODE_H</text:p>
      <text:p text:style-name="Standard"/>
      <text:p text:style-name="Standard">#include &lt;memory&gt;</text:p>
      <text:p text:style-name="Standard"/>
      <text:p text:style-name="Standard">class Node</text:p>
      <text:p text:style-name="Standard">{</text:p>
      <text:p text:style-name="Standard">public:</text:p>
      <text:p text:style-name="Standard"><text:s text:c="4"/>int value;</text:p>
      <text:p text:style-name="Standard"><text:s text:c="4"/>Node();</text:p>
      <text:p text:style-name="Standard"><text:s text:c="4"/>Node(int);</text:p>
      <text:p text:style-name="Standard"><text:s text:c="4"/>~Node();</text:p>
      <text:p text:style-name="Standard"><text:s text:c="4"/>shared_ptr&lt;Node&gt; next;</text:p>
      <text:p text:style-name="Standard"><text:s text:c="4"/>friend class List;</text:p>
      <text:p text:style-name="Standard">};</text:p>
      <text:p text:style-name="Standard"/>
      <text:p text:style-name="Standard">#endif // NODE_H</text:p>
      <text:p text:style-name="Standard"/>
      <text:p text:style-name="P6">Node.cpp</text:p>
      <text:p text:style-name="Standard">#include "Node.h"</text:p>
      <text:p text:style-name="Standard">#include "iostream"</text:p>
      <text:p text:style-name="Standard">#include &lt;memory&gt;</text:p>
      <text:p text:style-name="Standard"/>
      <text:p text:style-name="Standard">using namespace std;</text:p>
      <text:p text:style-name="Standard"/>
      <text:p text:style-name="Standard">Node::Node()</text:p>
      <text:p text:style-name="Standard">{</text:p>
      <text:p text:style-name="Standard"><text:s text:c="4"/>value = 0;</text:p>
      <text:p text:style-name="Standard"><text:s text:c="4"/>next = nullptr;</text:p>
      <text:p text:style-name="Standard">}</text:p>
      <text:p text:style-name="Standard"/>
      <text:p text:style-name="Standard">Node::Node(int value_)</text:p>
      <text:p text:style-name="Standard">{</text:p>
      <text:p text:style-name="Standard"><text:s text:c="4"/>value = value_;</text:p>
      <text:p text:style-name="Standard"><text:s text:c="4"/>next = nullptr;</text:p>
      <text:p text:style-name="Standard"><text:soft-page-break/>}</text:p>
      <text:p text:style-name="Standard"/>
      <text:p text:style-name="Standard">Node::~Node()</text:p>
      <text:p text:style-name="Standard">{</text:p>
      <text:p text:style-name="Standard"><text:s text:c="4"/>value = 0;</text:p>
      <text:p text:style-name="Standard"><text:s text:c="4"/>next = nullptr;</text:p>
      <text:p text:style-name="Standard">}</text:p>
      <text:p text:style-name="Standard"/>
      <text:p text:style-name="P6">List.h</text:p>
      <text:p text:style-name="Standard">#ifndef LIST_H</text:p>
      <text:p text:style-name="Standard">#define LIST_H</text:p>
      <text:p text:style-name="Standard"/>
      <text:p text:style-name="Standard">#include "Node.h"</text:p>
      <text:p text:style-name="Standard">#include &lt;memory&gt;</text:p>
      <text:p text:style-name="Standard"/>
      <text:p text:style-name="Standard">class List</text:p>
      <text:p text:style-name="Standard">{</text:p>
      <text:p text:style-name="Standard">public:</text:p>
      <text:p text:style-name="Standard"><text:s text:c="4"/>List(); <text:s text:c="25"/></text:p>
      <text:p text:style-name="Standard"><text:s text:c="4"/>~List(); <text:s text:c="24"/></text:p>
      <text:p text:style-name="Standard"><text:s text:c="4"/>shared_ptr&lt;Node&gt; first() const; <text:s text:c="12"/></text:p>
      <text:p text:style-name="Standard"><text:s text:c="4"/>shared_ptr&lt;Node&gt; next(const shared_ptr&lt;Node&gt; n) const; </text:p>
      <text:p text:style-name="Standard"><text:s text:c="4"/>void append(int i); <text:s text:c="13"/></text:p>
      <text:p text:style-name="Standard"><text:s text:c="4"/>void insert(shared_ptr&lt;Node&gt; n, int i); <text:s text:c="4"/></text:p>
      <text:p text:style-name="Standard"><text:s text:c="4"/>void erase(shared_ptr&lt;Node&gt; n); <text:s text:c="12"/></text:p>
      <text:p text:style-name="Standard"/>
      <text:p text:style-name="Standard"><text:s text:c="4"/>// with the cache, the user have to call the following methods once. But if the Node</text:p>
      <text:p text:style-name="Standard"><text:s text:c="4"/>// with the extremum is delete then he calls them once again</text:p>
      <text:p text:style-name="Standard"><text:s text:c="4"/>const shared_ptr&lt;Node&gt; findMin() const; </text:p>
      <text:p text:style-name="Standard"><text:s text:c="4"/>const shared_ptr&lt;Node&gt; findMax() const; </text:p>
      <text:p text:style-name="Standard"><text:s text:c="4"/>void testListMinMax();</text:p>
      <text:p text:style-name="Standard"/>
      <text:p text:style-name="Standard">private:</text:p>
      <text:p text:style-name="Standard"><text:s text:c="4"/>shared_ptr&lt;Node&gt; _first; // saves the first node of the list</text:p>
      <text:p text:style-name="Standard"><text:s text:c="4"/>shared_ptr&lt;Node&gt; _last; <text:s/>// save the current node, in order to avoid iterating throug the list all time</text:p>
      <text:p text:style-name="Standard">private:</text:p>
      <text:p text:style-name="Standard"><text:s text:c="4"/>//cache</text:p>
      <text:p text:style-name="Standard"><text:s text:c="4"/>mutable shared_ptr&lt;Node&gt; cachedMin; // saves the current minimum</text:p>
      <text:p text:style-name="Standard"><text:s text:c="4"/>mutable shared_ptr&lt;Node&gt; cachedMax; // saves the current maximum</text:p>
      <text:p text:style-name="Standard">};</text:p>
      <text:p text:style-name="Standard"/>
      <text:p text:style-name="Standard">#endif // LIST_H</text:p>
      <text:p text:style-name="Standard"/>
      <text:p text:style-name="P6">List.cpp</text:p>
      <text:p text:style-name="Standard">#include "List.h"</text:p>
      <text:p text:style-name="Standard">#include "iostream"</text:p>
      <text:p text:style-name="Standard">#include &lt;memory&gt;</text:p>
      <text:p text:style-name="Standard"/>
      <text:p text:style-name="Standard">List::List() </text:p>
      <text:p text:style-name="Standard">{</text:p>
      <text:p text:style-name="Standard"><text:s text:c="4"/>this-&gt;_first = 0;</text:p>
      <text:p text:style-name="Standard"><text:soft-page-break/><text:s text:c="4"/>this-&gt;_last = 0;</text:p>
      <text:p text:style-name="Standard"><text:s text:c="4"/>this-&gt;cachedMax = 0;</text:p>
      <text:p text:style-name="Standard"><text:s text:c="4"/>this-&gt;cachedMin = 0;</text:p>
      <text:p text:style-name="Standard">}</text:p>
      <text:p text:style-name="Standard"/>
      <text:p text:style-name="Standard">List::~List() </text:p>
      <text:p text:style-name="Standard">{</text:p>
      <text:p text:style-name="Standard"><text:s text:c="4"/>while (_first) </text:p>
      <text:p text:style-name="Standard"><text:s text:c="4"/>{</text:p>
      <text:p text:style-name="Standard"><text:s text:c="8"/>shared_ptr&lt;Node&gt; tmp = _first-&gt;next;</text:p>
      <text:p text:style-name="Standard"><text:s text:c="8"/>delete _first;</text:p>
      <text:p text:style-name="Standard"><text:s text:c="8"/>this-&gt;_first = tmp;</text:p>
      <text:p text:style-name="Standard"><text:s text:c="4"/>}</text:p>
      <text:p text:style-name="Standard"><text:s text:c="4"/>// <text:s text:c="3"/>delete _last; // no use because of the code above, might throw a segmentation fault error, right?</text:p>
      <text:p text:style-name="Standard"><text:s text:c="4"/>delete cachedMax;</text:p>
      <text:p text:style-name="Standard"><text:s text:c="4"/>delete cachedMin;</text:p>
      <text:p text:style-name="Standard"><text:s text:c="4"/>this-&gt;_first = 0;</text:p>
      <text:p text:style-name="Standard"><text:s text:c="4"/>this-&gt;_last = 0;</text:p>
      <text:p text:style-name="Standard"><text:s text:c="4"/>this-&gt;cachedMax = 0;</text:p>
      <text:p text:style-name="Standard"><text:s text:c="4"/>this-&gt;cachedMin = 0;</text:p>
      <text:p text:style-name="Standard">}</text:p>
      <text:p text:style-name="Standard"/>
      <text:p text:style-name="Standard">shared_ptr&lt;Node&gt; List::first() const </text:p>
      <text:p text:style-name="Standard">{</text:p>
      <text:p text:style-name="Standard"><text:s text:c="4"/>return this-&gt;_first;</text:p>
      <text:p text:style-name="Standard">}</text:p>
      <text:p text:style-name="Standard"/>
      <text:p text:style-name="Standard">shared_ptr&lt;Node&gt; List::next(const shared_ptr&lt;Node&gt; n) const </text:p>
      <text:p text:style-name="Standard">{</text:p>
      <text:p text:style-name="Standard"><text:s text:c="4"/>return n-&gt;next;</text:p>
      <text:p text:style-name="Standard">}</text:p>
      <text:p text:style-name="Standard"/>
      <text:p text:style-name="Standard">void List::append(int i) </text:p>
      <text:p text:style-name="Standard">{</text:p>
      <text:p text:style-name="Standard"><text:s text:c="4"/>shared_ptr&lt;Node&gt; n = new Node(i);</text:p>
      <text:p text:style-name="Standard"><text:s text:c="4"/>if (!this-&gt;_first) // first insert into the list</text:p>
      <text:p text:style-name="Standard"><text:s text:c="4"/>{</text:p>
      <text:p text:style-name="Standard"><text:s text:c="8"/>this-&gt;_first = n;</text:p>
      <text:p text:style-name="Standard"><text:s text:c="8"/>this-&gt;_last = n;</text:p>
      <text:p text:style-name="Standard"><text:s text:c="4"/>}</text:p>
      <text:p text:style-name="Standard"><text:s text:c="4"/>else if (this-&gt;_first &amp;&amp; !this-&gt;_first-&gt;next) // second insert into the list</text:p>
      <text:p text:style-name="Standard"><text:s text:c="4"/>{</text:p>
      <text:p text:style-name="Standard"><text:s text:c="8"/>this-&gt;_last = n;</text:p>
      <text:p text:style-name="Standard"><text:s text:c="8"/>this-&gt;_first-&gt;next = this-&gt;_last;</text:p>
      <text:p text:style-name="Standard"><text:s text:c="4"/>}</text:p>
      <text:p text:style-name="Standard"><text:s text:c="4"/>else // other inserts into the list</text:p>
      <text:p text:style-name="Standard"><text:s text:c="4"/>{</text:p>
      <text:p text:style-name="Standard"><text:s text:c="8"/>this-&gt;_last-&gt;next = n;</text:p>
      <text:p text:style-name="Standard"><text:s text:c="8"/>this-&gt;_last = n;</text:p>
      <text:p text:style-name="Standard"><text:s text:c="4"/>}</text:p>
      <text:p text:style-name="Standard"/>
      <text:p text:style-name="Standard"><text:soft-page-break/><text:s text:c="4"/>// refresh the cache</text:p>
      <text:p text:style-name="Standard"><text:s text:c="4"/>if (this-&gt;cachedMax &amp;&amp; this-&gt;cachedMax-&gt;value &lt; n-&gt;value)</text:p>
      <text:p text:style-name="Standard"><text:s text:c="4"/>{</text:p>
      <text:p text:style-name="Standard"><text:s text:c="8"/>this-&gt;cachedMax = n;</text:p>
      <text:p text:style-name="Standard"><text:s text:c="4"/>}</text:p>
      <text:p text:style-name="Standard"><text:s text:c="4"/>if (this-&gt;cachedMin &amp;&amp; this-&gt;cachedMin-&gt;value &gt; n-&gt;value)</text:p>
      <text:p text:style-name="Standard"><text:s text:c="4"/>{</text:p>
      <text:p text:style-name="Standard"><text:s text:c="8"/>this-&gt;cachedMin = n;</text:p>
      <text:p text:style-name="Standard"><text:s text:c="4"/>}</text:p>
      <text:p text:style-name="Standard">}</text:p>
      <text:p text:style-name="Standard"/>
      <text:p text:style-name="Standard">void List::insert(shared_ptr&lt;Node&gt; n, int i) </text:p>
      <text:p text:style-name="Standard">{</text:p>
      <text:p text:style-name="Standard"><text:s text:c="4"/>shared_ptr&lt;Node&gt; current = new Node(i);</text:p>
      <text:p text:style-name="Standard"><text:s text:c="4"/>if (n == this-&gt;_first) </text:p>
      <text:p text:style-name="Standard"><text:s text:c="4"/>{</text:p>
      <text:p text:style-name="Standard"><text:s text:c="8"/>current-&gt;next = this-&gt;_first;</text:p>
      <text:p text:style-name="Standard"><text:s text:c="8"/>this-&gt;_first = current;</text:p>
      <text:p text:style-name="Standard"><text:s text:c="8"/>return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shared_ptr&lt;Node&gt; tmp = this-&gt;_first;</text:p>
      <text:p text:style-name="Standard"><text:s text:c="8"/>shared_ptr&lt;Node&gt; previous = new Node();</text:p>
      <text:p text:style-name="Standard"><text:s text:c="8"/>while (tmp != n)</text:p>
      <text:p text:style-name="Standard"><text:s text:c="8"/>{</text:p>
      <text:p text:style-name="Standard"><text:s text:c="12"/>previous = tmp;</text:p>
      <text:p text:style-name="Standard"><text:s text:c="12"/>tmp = tmp-&gt;next;</text:p>
      <text:p text:style-name="Standard"><text:s text:c="8"/>}</text:p>
      <text:p text:style-name="Standard"><text:s text:c="8"/>previous-&gt;next = current;</text:p>
      <text:p text:style-name="Standard"><text:s text:c="8"/>current-&gt;next = tmp;</text:p>
      <text:p text:style-name="Standard"><text:s text:c="4"/>}</text:p>
      <text:p text:style-name="Standard"/>
      <text:p text:style-name="Standard"><text:s text:c="4"/>// refresh the cache</text:p>
      <text:p text:style-name="Standard"><text:s text:c="4"/>if (this-&gt;cachedMax &amp;&amp; this-&gt;cachedMax-&gt;value &lt; current-&gt;value)</text:p>
      <text:p text:style-name="Standard"><text:s text:c="4"/>{</text:p>
      <text:p text:style-name="Standard"><text:s text:c="8"/>this-&gt;cachedMax = current;</text:p>
      <text:p text:style-name="Standard"><text:s text:c="4"/>}</text:p>
      <text:p text:style-name="Standard"><text:s text:c="4"/>if (this-&gt;cachedMin &amp;&amp; this-&gt;cachedMin-&gt;value &gt; current-&gt;value)</text:p>
      <text:p text:style-name="Standard"><text:s text:c="4"/>{</text:p>
      <text:p text:style-name="Standard"><text:s text:c="8"/>this-&gt;cachedMin = current;</text:p>
      <text:p text:style-name="Standard"><text:s text:c="4"/>}</text:p>
      <text:p text:style-name="Standard">}</text:p>
      <text:p text:style-name="Standard"/>
      <text:p text:style-name="Standard">void List::erase(shared_ptr&lt;Node&gt; n) // remove n from the list</text:p>
      <text:p text:style-name="Standard">{</text:p>
      <text:p text:style-name="Standard"><text:s text:c="4"/>// reset the cache according to the following conditions</text:p>
      <text:p text:style-name="Standard"><text:s text:c="4"/>if (this-&gt;cachedMin &amp;&amp; n-&gt;value &lt;= this-&gt;cachedMin-&gt;value)</text:p>
      <text:p text:style-name="Standard"><text:s text:c="4"/>{</text:p>
      <text:p text:style-name="Standard"><text:s text:c="8"/>this-&gt;cachedMin = 0;</text:p>
      <text:p text:style-name="Standard"><text:s text:c="4"/>}</text:p>
      <text:p text:style-name="Standard"><text:s text:c="4"/>if (this-&gt;cachedMax &amp;&amp; n-&gt;value &gt;= this-&gt;cachedMax-&gt;value)</text:p>
      <text:p text:style-name="Standard"><text:soft-page-break/><text:s text:c="4"/>{</text:p>
      <text:p text:style-name="Standard"><text:s text:c="8"/>this-&gt;cachedMax = 0;</text:p>
      <text:p text:style-name="Standard"><text:s text:c="4"/>}</text:p>
      <text:p text:style-name="Standard"/>
      <text:p text:style-name="Standard"><text:s text:c="4"/>if (n == this-&gt;_last) // last element</text:p>
      <text:p text:style-name="Standard"><text:s text:c="4"/>{</text:p>
      <text:p text:style-name="Standard"><text:s text:c="8"/>delete _last;</text:p>
      <text:p text:style-name="Standard"><text:s text:c="8"/>this-&gt;_last = 0;</text:p>
      <text:p text:style-name="Standard"><text:s text:c="8"/>return;</text:p>
      <text:p text:style-name="Standard"><text:s text:c="4"/>}</text:p>
      <text:p text:style-name="Standard"/>
      <text:p text:style-name="Standard"><text:s text:c="4"/>if (n == this-&gt;_first) // first element</text:p>
      <text:p text:style-name="Standard"><text:s text:c="4"/>{</text:p>
      <text:p text:style-name="Standard"><text:s text:c="8"/>this-&gt;_first = this-&gt;_first-&gt;next;</text:p>
      <text:p text:style-name="Standard"><text:s text:c="8"/>delete n;</text:p>
      <text:p text:style-name="Standard"><text:s text:c="8"/>n = 0;</text:p>
      <text:p text:style-name="Standard"><text:s text:c="8"/>return;</text:p>
      <text:p text:style-name="Standard"><text:s text:c="4"/>}</text:p>
      <text:p text:style-name="Standard"/>
      <text:p text:style-name="Standard"><text:s text:c="4"/>// elements inbetween</text:p>
      <text:p text:style-name="Standard"><text:s text:c="4"/>shared_ptr&lt;Node&gt; tmp = this-&gt;_first;</text:p>
      <text:p text:style-name="Standard"><text:s text:c="4"/>shared_ptr&lt;Node&gt; previous = new Node();</text:p>
      <text:p text:style-name="Standard"><text:s text:c="4"/>while (tmp != n)</text:p>
      <text:p text:style-name="Standard"><text:s text:c="4"/>{</text:p>
      <text:p text:style-name="Standard"><text:s text:c="8"/>previous = tmp;</text:p>
      <text:p text:style-name="Standard"><text:s text:c="8"/>tmp = tmp-&gt;next;</text:p>
      <text:p text:style-name="Standard"><text:s text:c="4"/>}</text:p>
      <text:p text:style-name="Standard"><text:s text:c="4"/>previous-&gt;next = tmp-&gt;next;</text:p>
      <text:p text:style-name="Standard"><text:s text:c="4"/>delete tmp;</text:p>
      <text:p text:style-name="Standard"><text:s text:c="4"/>tmp = 0;</text:p>
      <text:p text:style-name="Standard">}</text:p>
      <text:p text:style-name="Standard"/>
      <text:p text:style-name="Standard">const shared_ptr&lt;Node&gt; List::findMin() const</text:p>
      <text:p text:style-name="Standard">{</text:p>
      <text:p text:style-name="Standard"><text:s text:c="4"/>if (this-&gt;cachedMin)</text:p>
      <text:p text:style-name="Standard"><text:s text:c="4"/>{</text:p>
      <text:p text:style-name="Standard"><text:s text:c="8"/>return this-&gt;cachedMin;</text:p>
      <text:p text:style-name="Standard"><text:s text:c="4"/>}</text:p>
      <text:p text:style-name="Standard"><text:s text:c="4"/>int min = this-&gt;_first-&gt;value;</text:p>
      <text:p text:style-name="Standard"><text:s text:c="4"/>shared_ptr&lt;Node&gt; node = this-&gt;_first;</text:p>
      <text:p text:style-name="Standard"><text:s text:c="4"/>shared_ptr&lt;Node&gt; it = this-&gt;_first;</text:p>
      <text:p text:style-name="Standard"><text:s text:c="4"/>while (it)</text:p>
      <text:p text:style-name="Standard"><text:s text:c="4"/>{</text:p>
      <text:p text:style-name="Standard"><text:s text:c="8"/>int tmp = it-&gt;value;</text:p>
      <text:p text:style-name="Standard"><text:s text:c="8"/>if (tmp &lt; min)</text:p>
      <text:p text:style-name="Standard"><text:s text:c="8"/>{</text:p>
      <text:p text:style-name="Standard"><text:s text:c="12"/>min = tmp;</text:p>
      <text:p text:style-name="Standard"><text:s text:c="12"/>node = it;</text:p>
      <text:p text:style-name="Standard"><text:s text:c="8"/>}</text:p>
      <text:p text:style-name="Standard"><text:s text:c="8"/>it = it-&gt;next;</text:p>
      <text:p text:style-name="Standard"><text:s text:c="4"/>}</text:p>
      <text:p text:style-name="Standard"><text:s text:c="4"/>this-&gt;cachedMin = node; // one search an then cached</text:p>
      <text:p text:style-name="Standard"><text:soft-page-break/><text:s text:c="4"/>return this-&gt;cachedMin;</text:p>
      <text:p text:style-name="Standard">}</text:p>
      <text:p text:style-name="Standard"/>
      <text:p text:style-name="Standard">const shared_ptr&lt;Node&gt; List::findMax() const</text:p>
      <text:p text:style-name="Standard">{</text:p>
      <text:p text:style-name="Standard"><text:s text:c="4"/>if (this-&gt;cachedMax)</text:p>
      <text:p text:style-name="Standard"><text:s text:c="4"/>{</text:p>
      <text:p text:style-name="Standard"><text:s text:c="8"/>return this-&gt;cachedMax;</text:p>
      <text:p text:style-name="Standard"><text:s text:c="4"/>}</text:p>
      <text:p text:style-name="Standard"><text:s text:c="4"/>int max = this-&gt;_first-&gt;value;</text:p>
      <text:p text:style-name="Standard"><text:s text:c="4"/>shared_ptr&lt;Node&gt; node = this-&gt;_first;</text:p>
      <text:p text:style-name="Standard"><text:s text:c="4"/>shared_ptr&lt;Node&gt; it = this-&gt;_first;</text:p>
      <text:p text:style-name="Standard"><text:s text:c="4"/>while (it)</text:p>
      <text:p text:style-name="Standard"><text:s text:c="4"/>{</text:p>
      <text:p text:style-name="Standard"><text:s text:c="8"/>int tmp = it-&gt;value;</text:p>
      <text:p text:style-name="Standard"><text:s text:c="8"/>if (tmp &gt; max)</text:p>
      <text:p text:style-name="Standard"><text:s text:c="8"/>{</text:p>
      <text:p text:style-name="Standard"><text:s text:c="12"/>max = tmp;</text:p>
      <text:p text:style-name="Standard"><text:s text:c="12"/>node = it;</text:p>
      <text:p text:style-name="Standard"><text:s text:c="8"/>}</text:p>
      <text:p text:style-name="Standard"><text:s text:c="8"/>it = it-&gt;next;</text:p>
      <text:p text:style-name="Standard"><text:s text:c="4"/>}</text:p>
      <text:p text:style-name="Standard"><text:s text:c="4"/>this-&gt;cachedMax = node; // one search and then cached</text:p>
      <text:p text:style-name="Standard"><text:s text:c="4"/>return this-&gt;cachedMax;</text:p>
      <text:p text:style-name="Standard">}</text:p>
      <text:p text:style-name="Standard"/>
      <text:p text:style-name="Standard">void List::testListMinMax()</text:p>
      <text:p text:style-name="Standard">{</text:p>
      <text:p text:style-name="Standard"><text:s text:c="4"/>std::cout &lt;&lt; '\n'</text:p>
      <text:p text:style-name="Standard"><text:s text:c="9"/>&lt;&lt; "Der min in der Liste ist: " &lt;&lt; this-&gt;findMin()-&gt;value;</text:p>
      <text:p text:style-name="Standard"><text:s text:c="4"/>std::cout &lt;&lt; '\n'</text:p>
      <text:p text:style-name="Standard"><text:s text:c="14"/>&lt;&lt; "Der max in der Liste ist: " &lt;&lt; this-&gt;findMax()-&gt;value;</text:p>
      <text:p text:style-name="Standard"><text:s text:c="4"/>std::cout &lt;&lt; std::endl;</text:p>
      <text:p text:style-name="Standard">}</text:p>
      <text:p text:style-name="Standard"/>
      <text:p text:style-name="P6">Main.cpp</text:p>
      <text:p text:style-name="P8">Diese Funktion ist die gleiche wie in der Übung 1.</text:p>
      <text:p text:style-name="P8"/>
      <text:p text:style-name="P8"/>
      <text:p text:style-name="P8"/>
      <text:p text:style-name="P9">2)</text:p>
      <text:list xml:id="list4141516835" text:style-name="L2">
        <text:list-item>
          <text:p text:style-name="P10"><text:span text:style-name="T2">Der virtuelle Speicher der Smart Zeiger wird freigegeben sobald der letzte shared_ptr verschwindet. </text:span></text:p>
        </text:list-item>
        <text:list-item>
          <text:p text:style-name="P10"><text:span text:style-name="T2">Der Destruktor dieser Klasse wird zunächst aufgerufen</text:span></text:p>
        </text:list-item>
      </text:list>
      <text:p text:style-name="P8"/>
      <text:p text:style-name="P9">3)</text:p>
      <text:list xml:id="list3515621837" text:style-name="L3">
        <text:list-item>
          <text:p text:style-name="P11"><text:span text:style-name="T2">Es entstehen zyklen und deswegen werden die shared_ptr Objekte nicht gelöscht, da der doppelt genutzt wird.</text:span></text:p>
        </text:list-item>
        <text:list-item>
          <text:p text:style-name="P11"><text:span text:style-name="T2">weak_ptr&lt;Node&gt; kann das Problem lösen, in dem man im Destruktor die Funktion lock um den Zeiger zu übergeben und danach reset, um den Speicher freizugeb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22.719005201</meta:creation-date>
    <dc:date>2019-05-14T19:09:58.378806655</dc:date>
    <meta:editing-duration>PT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2" meta:paragraph-count="531" meta:word-count="1675" meta:character-count="12504" meta:non-whitespace-character-count="9161"/>
  </office:meta>
</office:document-meta>
</file>